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3</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text:soft-page-break/></text:p>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11T15:53:39.154809365</dc:date>
    <meta:editing-duration>PT59M29S</meta:editing-duration>
    <meta:editing-cycles>10</meta:editing-cycles>
    <meta:generator>LibreOffice/7.3.7.2$Linux_X86_64 LibreOffice_project/30$Build-2</meta:generator>
    <meta:document-statistic meta:table-count="0" meta:image-count="34" meta:object-count="0" meta:page-count="10" meta:paragraph-count="23" meta:word-count="332" meta:character-count="1809" meta:non-whitespace-character-count="1499"/>
  </office:meta>
</office:document-meta>
</file>